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163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163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163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163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163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163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163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163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163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163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163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163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163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163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163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163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163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iannelys del Carmen Hurtado Cedeñ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4216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ianela  Cedeño Cagua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28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4.0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2"/>
    <meta:template xlink:type="simple" xlink:actuate="onRequest" xlink:title="Normal" xlink:href=""/>
  </office:meta>
</office:document-meta>
</file>